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13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4" style:family="table-cell" style:parent-style-name="Default" style:data-style-name="N121">
      <style:table-cell-properties fo:background-color="#ffff99"/>
      <style:text-properties fo:color="#330099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ext-properties fo:color="#999999"/>
    </style:style>
    <style:style style:name="ce8" style:family="table-cell" style:parent-style-name="Default" style:data-style-name="N121"/>
    <style:style style:name="ce9" style:family="table-cell" style:parent-style-name="Default" style:data-style-name="N121">
      <style:table-cell-properties fo:background-color="#ff9999"/>
      <style:text-properties fo:font-weight="bold" style:font-weight-asian="bold" style:font-weight-complex="bold"/>
    </style:style>
    <style:style style:name="ce10" style:family="table-cell" style:parent-style-name="Default">
      <style:text-properties fo:color="#330099"/>
    </style:style>
    <style:style style:name="ce11" style:family="table-cell" style:parent-style-name="Default" style:data-style-name="N0"/>
    <style:style style:name="ce12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8"/>
        <table:table-column table:style-name="co3" table:default-cell-style-name="ce8"/>
        <table:table-column table:style-name="co2" table:number-columns-repeated="3" table:default-cell-style-name="ce8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Dual Wield:</text:p>
          </table:table-cell>
          <table:table-cell table:style-name="ce4" table:formula="of:=[.H6]/1000" office:value-type="percentage" office:value="0.568" calcext:value-type="percentage">
            <text:p>56.8%</text:p>
          </table:table-cell>
          <table:table-cell table:style-name="Default" table:number-columns-repeated="3"/>
          <table:table-cell table:style-name="ce1" office:value-type="string" calcext:value-type="string">
            <text:p>Dual Wield</text:p>
          </table:table-cell>
          <table:table-cell table:style-name="Default" office:value-type="float" office:value="7000" calcext:value-type="float">
            <text:p>7000</text:p>
          </table:table-cell>
          <table:table-cell table:formula="of:=FLOOR([.$B$4]*[.G1]/8000; 1; 0)" office:value-type="float" office:value="568" calcext:value-type="float">
            <text:p>568</text:p>
          </table:table-cell>
          <table:table-cell table:formula="of:=FLOOR(100-FLOOR([.G1]/160; 1; 0) - (130 - [.G5])/8; 1; 0)" office:value-type="float" office:value="57" calcext:value-type="float">
            <text:p>57</text:p>
          </table:table-cell>
        </table:table-row>
        <table:table-row table:style-name="ro1">
          <table:table-cell table:style-name="ce1" office:value-type="string" calcext:value-type="string">
            <text:p>Skill (R/C/P):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30" calcext:value-type="float">
            <text:p>30</text:p>
          </table:table-cell>
          <table:table-cell table:style-name="Default"/>
          <table:table-cell table:style-name="ce1" office:value-type="string" calcext:value-type="string">
            <text:p>Genji?</text:p>
          </table:table-cell>
          <table:table-cell table:style-name="Default" office:value-type="float" office:value="0" calcext:value-type="float">
            <text:p>0</text:p>
          </table:table-cell>
          <table:table-cell table:style-name="ce11" table:formula="of:=IF([.G2]; 150; 0)" office:value-type="float" office:value="0" calcext:value-type="float">
            <text:p>0</text:p>
          </table:table-cell>
          <table:table-cell table:formula="of:=IF([.G2]; FLOOR([.I1]/2; 1; 0); [.I1])" office:value-type="float" office:value="57" calcext:value-type="float">
            <text:p>57</text:p>
          </table:table-cell>
        </table:table-row>
        <table:table-row table:style-name="ro1">
          <table:table-cell table:style-name="ce1" office:value-type="string" calcext:value-type="string">
            <text:p>Bonus To Hit:</text:p>
          </table:table-cell>
          <table:table-cell table:style-name="ce5" office:value-type="float" office:value="95" calcext:value-type="float">
            <text:p>95</text:p>
          </table:table-cell>
          <table:table-cell table:style-name="ce7" table:formula="of:=[.$B$2]+[.$C$2]+[.$D$2]+[.$B$3]*3" office:value-type="float" office:value="503" calcext:value-type="float">
            <text:p>503</text:p>
          </table:table-cell>
          <table:table-cell table:style-name="ce10" table:formula="of:=FLOOR([.C3]*[.B1]; 1; 0)" office:value-type="float" office:value="285" calcext:value-type="float">
            <text:p>285</text:p>
          </table:table-cell>
          <table:table-cell table:style-name="Default" table:formula="of:=[.$C$3]-[.$I$2]*3" office:value-type="float" office:value="332" calcext:value-type="float">
            <text:p>332</text:p>
          </table:table-cell>
          <table:table-cell table:style-name="ce1" office:value-type="string" calcext:value-type="string">
            <text:p>Amb?</text:p>
          </table:table-cell>
          <table:table-cell table:style-name="Default" office:value-type="float" office:value="0" calcext:value-type="float">
            <text:p>0</text:p>
          </table:table-cell>
          <table:table-cell table:style-name="ce11" table:formula="of:=IF(AND([.G2]=0; [.G3]); 100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Max Skill:</text:p>
          </table:table-cell>
          <table:table-cell table:style-name="ce5" office:value-type="float" office:value="650" calcext:value-type="float">
            <text:p>650</text:p>
          </table:table-cell>
          <table:table-cell table:style-name="ce6" office:value-type="string" calcext:value-type="string">
            <text:p>(Normal)</text:p>
          </table:table-cell>
          <table:table-cell table:style-name="ce6" office:value-type="string" calcext:value-type="string">
            <text:p>(Dual Wield)</text:p>
          </table:table-cell>
          <table:table-cell table:style-name="ce6" office:value-type="string" calcext:value-type="string">
            <text:p>(Hengband)</text:p>
          </table:table-cell>
          <table:table-cell table:style-name="ce1" office:value-type="string" calcext:value-type="string">
            <text:p>Div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(Was 550)</text:p>
          </table:table-cell>
          <table:table-cell table:style-name="Default" table:number-columns-repeated="3"/>
          <table:table-cell table:style-name="ce1" office:value-type="string" calcext:value-type="string">
            <text:p>Weight</text:p>
          </table:table-cell>
          <table:table-cell table:style-name="ce11" office:value-type="float" office:value="130" calcext:value-type="float">
            <text:p>130</text:p>
          </table:table-cell>
          <table:table-cell table:formula="of:=IF([.G5] &gt; 130; -FLOOR(10*([.G5]-130)/[.G4]; 1; 0); FLOOR(10*(130-[.G5])/[.G4]; 1; 0)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formula="of:=SUM([.H1:.H5])" office:value-type="float" office:value="568" calcext:value-type="float">
            <text:p>568</text:p>
          </table:table-cell>
          <table:table-cell/>
        </table:table-row>
        <table:table-row table:style-name="ro1"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Scaled AC</text:p>
          </table:table-cell>
          <table:table-cell table:style-name="ce1" office:value-type="string" calcext:value-type="string">
            <text:p>Hit Normal</text:p>
          </table:table-cell>
          <table:table-cell table:style-name="ce1" office:value-type="string" calcext:value-type="string">
            <text:p>Hit Dual Wield</text:p>
          </table:table-cell>
          <table:table-cell table:style-name="ce2" office:value-type="string" calcext:value-type="string">
            <text:p>Hengband</text:p>
          </table:table-cell>
          <table:table-cell table:style-name="ce2" office:value-type="string" calcext:value-type="string">
            <text:p>Benefit</text:p>
          </table:table-cell>
          <table:table-cell table:style-name="ce12" office:value-type="string" calcext:value-type="string">
            <text:p>Heng Benefit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3*[.A8]/4; 1; 0)" office:value-type="float" office:value="150" calcext:value-type="float">
            <text:p>150</text:p>
          </table:table-cell>
          <table:table-cell table:formula="of:=95*([.$C$3]-[.$B8])/([.$C$3]*100)" office:value-type="percentage" office:value="0.666699801192843" calcext:value-type="percentage">
            <text:p>66.7%</text:p>
          </table:table-cell>
          <table:table-cell table:formula="of:=MAX(0; 95*([.$D$3]-[.$B8])/([.$D$3]*100))" office:value-type="percentage" office:value="0.45" calcext:value-type="percentage">
            <text:p>45.0%</text:p>
          </table:table-cell>
          <table:table-cell table:formula="of:=MAX(0; 95*([.$E$3]-[.$B8])/([.$E$3]*100))" office:value-type="percentage" office:value="0.52078313253012" calcext:value-type="percentage">
            <text:p>52.1%</text:p>
          </table:table-cell>
          <table:table-cell table:formula="of:=(2*[.D8]-[.C8])/[.C8]" office:value-type="percentage" office:value="0.349932905919189" calcext:value-type="percentage">
            <text:p>35.0%</text:p>
          </table:table-cell>
          <table:table-cell table:formula="of:=(2*[.E8]-[.C8])/[.C8]" office:value-type="percentage" office:value="0.562271749889075" calcext:value-type="percentage">
            <text:p>56.2%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FLOOR(3*[.A9]/4; 1; 0)" office:value-type="float" office:value="146" calcext:value-type="float">
            <text:p>146</text:p>
          </table:table-cell>
          <table:table-cell table:formula="of:=95*([.$C$3]-[.$B9])/([.$C$3]*100)" office:value-type="percentage" office:value="0.674254473161034" calcext:value-type="percentage">
            <text:p>67.4%</text:p>
          </table:table-cell>
          <table:table-cell table:formula="of:=MAX(0; 95*([.$D$3]-[.$B9])/([.$D$3]*100))" office:value-type="percentage" office:value="0.463333333333333" calcext:value-type="percentage">
            <text:p>46.3%</text:p>
          </table:table-cell>
          <table:table-cell table:formula="of:=MAX(0; 95*([.$E$3]-[.$B9])/([.$E$3]*100))" office:value-type="percentage" office:value="0.532228915662651" calcext:value-type="percentage">
            <text:p>53.2%</text:p>
          </table:table-cell>
          <table:table-cell table:formula="of:=(2*[.D9]-[.C9])/[.C9]" office:value-type="percentage" office:value="0.374357462283159" calcext:value-type="percentage">
            <text:p>37.4%</text:p>
          </table:table-cell>
          <table:table-cell table:formula="of:=(2*[.E9]-[.C9])/[.C9]" office:value-type="percentage" office:value="0.578718234281664" calcext:value-type="percentage">
            <text:p>57.9%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FLOOR(3*[.A10]/4; 1; 0)" office:value-type="float" office:value="142" calcext:value-type="float">
            <text:p>142</text:p>
          </table:table-cell>
          <table:table-cell table:formula="of:=95*([.$C$3]-[.$B10])/([.$C$3]*100)" office:value-type="percentage" office:value="0.681809145129225" calcext:value-type="percentage">
            <text:p>68.2%</text:p>
          </table:table-cell>
          <table:table-cell table:formula="of:=MAX(0; 95*([.$D$3]-[.$B10])/([.$D$3]*100))" office:value-type="percentage" office:value="0.476666666666667" calcext:value-type="percentage">
            <text:p>47.7%</text:p>
          </table:table-cell>
          <table:table-cell table:formula="of:=MAX(0; 95*([.$E$3]-[.$B10])/([.$E$3]*100))" office:value-type="percentage" office:value="0.543674698795181" calcext:value-type="percentage">
            <text:p>54.4%</text:p>
          </table:table-cell>
          <table:table-cell table:formula="of:=(2*[.D10]-[.C10])/[.C10]" office:value-type="percentage" office:value="0.398240754240171" calcext:value-type="percentage">
            <text:p>39.8%</text:p>
          </table:table-cell>
          <table:table-cell table:formula="of:=(2*[.E10]-[.C10])/[.C10]" office:value-type="percentage" office:value="0.594800253646164" calcext:value-type="percentage">
            <text:p>59.5%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FLOOR(3*[.A11]/4; 1; 0)" office:value-type="float" office:value="138" calcext:value-type="float">
            <text:p>138</text:p>
          </table:table-cell>
          <table:table-cell table:formula="of:=95*([.$C$3]-[.$B11])/([.$C$3]*100)" office:value-type="percentage" office:value="0.689363817097415" calcext:value-type="percentage">
            <text:p>68.9%</text:p>
          </table:table-cell>
          <table:table-cell table:formula="of:=MAX(0; 95*([.$D$3]-[.$B11])/([.$D$3]*100))" office:value-type="percentage" office:value="0.49" calcext:value-type="percentage">
            <text:p>49.0%</text:p>
          </table:table-cell>
          <table:table-cell table:formula="of:=MAX(0; 95*([.$E$3]-[.$B11])/([.$E$3]*100))" office:value-type="percentage" office:value="0.555120481927711" calcext:value-type="percentage">
            <text:p>55.5%</text:p>
          </table:table-cell>
          <table:table-cell table:formula="of:=(2*[.D11]-[.C11])/[.C11]" office:value-type="percentage" office:value="0.421600576784427" calcext:value-type="percentage">
            <text:p>42.2%</text:p>
          </table:table-cell>
          <table:table-cell table:formula="of:=(2*[.E11]-[.C11])/[.C11]" office:value-type="percentage" office:value="0.610529790394455" calcext:value-type="percentage">
            <text:p>61.1%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FLOOR(3*[.A12]/4; 1; 0)" office:value-type="float" office:value="135" calcext:value-type="float">
            <text:p>135</text:p>
          </table:table-cell>
          <table:table-cell table:formula="of:=95*([.$C$3]-[.$B12])/([.$C$3]*100)" office:value-type="percentage" office:value="0.695029821073559" calcext:value-type="percentage">
            <text:p>69.5%</text:p>
          </table:table-cell>
          <table:table-cell table:formula="of:=MAX(0; 95*([.$D$3]-[.$B12])/([.$D$3]*100))" office:value-type="percentage" office:value="0.5" calcext:value-type="percentage">
            <text:p>50.0%</text:p>
          </table:table-cell>
          <table:table-cell table:formula="of:=MAX(0; 95*([.$E$3]-[.$B12])/([.$E$3]*100))" office:value-type="percentage" office:value="0.563704819277108" calcext:value-type="percentage">
            <text:p>56.4%</text:p>
          </table:table-cell>
          <table:table-cell table:formula="of:=(2*[.D12]-[.C12])/[.C12]" office:value-type="percentage" office:value="0.438787185354691" calcext:value-type="percentage">
            <text:p>43.9%</text:p>
          </table:table-cell>
          <table:table-cell table:formula="of:=(2*[.E12]-[.C12])/[.C12]" office:value-type="percentage" office:value="0.622102540597172" calcext:value-type="percentage">
            <text:p>62.2%</text:p>
          </table:table-cell>
          <table:table-cell table:number-columns-repeated="2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3" table:formula="of:=FLOOR(3*[.A13]/4; 1; 0)" office:value-type="float" office:value="131" calcext:value-type="float">
            <text:p>131</text:p>
          </table:table-cell>
          <table:table-cell table:style-name="ce9" table:formula="of:=95*([.$C$3]-[.$B13])/([.$C$3]*100)" office:value-type="percentage" office:value="0.70258449304175" calcext:value-type="percentage">
            <text:p>70.3%</text:p>
          </table:table-cell>
          <table:table-cell table:style-name="ce9" table:formula="of:=MAX(0; 95*([.$D$3]-[.$B13])/([.$D$3]*100))" office:value-type="percentage" office:value="0.513333333333333" calcext:value-type="percentage">
            <text:p>51.3%</text:p>
          </table:table-cell>
          <table:table-cell table:style-name="ce9" table:formula="of:=MAX(0; 95*([.$E$3]-[.$B13])/([.$E$3]*100))" office:value-type="percentage" office:value="0.575150602409639" calcext:value-type="percentage">
            <text:p>57.5%</text:p>
          </table:table-cell>
          <table:table-cell table:style-name="ce9" table:formula="of:=(2*[.D13]-[.C13])/[.C13]" office:value-type="percentage" office:value="0.461271458215431" calcext:value-type="percentage">
            <text:p>46.1%</text:p>
          </table:table-cell>
          <table:table-cell table:style-name="ce9" table:formula="of:=(2*[.E13]-[.C13])/[.C13]" office:value-type="percentage" office:value="0.637242518460941" calcext:value-type="percentage">
            <text:p>63.7%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FLOOR(3*[.A14]/4; 1; 0)" office:value-type="float" office:value="127" calcext:value-type="float">
            <text:p>127</text:p>
          </table:table-cell>
          <table:table-cell table:formula="of:=95*([.$C$3]-[.$B14])/([.$C$3]*100)" office:value-type="percentage" office:value="0.71013916500994" calcext:value-type="percentage">
            <text:p>71.0%</text:p>
          </table:table-cell>
          <table:table-cell table:formula="of:=MAX(0; 95*([.$D$3]-[.$B14])/([.$D$3]*100))" office:value-type="percentage" office:value="0.526666666666667" calcext:value-type="percentage">
            <text:p>52.7%</text:p>
          </table:table-cell>
          <table:table-cell table:formula="of:=MAX(0; 95*([.$E$3]-[.$B14])/([.$E$3]*100))" office:value-type="percentage" office:value="0.586596385542169" calcext:value-type="percentage">
            <text:p>58.7%</text:p>
          </table:table-cell>
          <table:table-cell table:formula="of:=(2*[.D14]-[.C14])/[.C14]" office:value-type="percentage" office:value="0.4832773422919" calcext:value-type="percentage">
            <text:p>48.3%</text:p>
          </table:table-cell>
          <table:table-cell table:formula="of:=(2*[.E14]-[.C14])/[.C14]" office:value-type="percentage" office:value="0.652060369136119" calcext:value-type="percentage">
            <text:p>65.2%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FLOOR(3*[.A15]/4; 1; 0)" office:value-type="float" office:value="123" calcext:value-type="float">
            <text:p>123</text:p>
          </table:table-cell>
          <table:table-cell table:formula="of:=95*([.$C$3]-[.$B15])/([.$C$3]*100)" office:value-type="percentage" office:value="0.717693836978131" calcext:value-type="percentage">
            <text:p>71.8%</text:p>
          </table:table-cell>
          <table:table-cell table:formula="of:=MAX(0; 95*([.$D$3]-[.$B15])/([.$D$3]*100))" office:value-type="percentage" office:value="0.54" calcext:value-type="percentage">
            <text:p>54.0%</text:p>
          </table:table-cell>
          <table:table-cell table:formula="of:=MAX(0; 95*([.$E$3]-[.$B15])/([.$E$3]*100))" office:value-type="percentage" office:value="0.598042168674699" calcext:value-type="percentage">
            <text:p>59.8%</text:p>
          </table:table-cell>
          <table:table-cell table:formula="of:=(2*[.D15]-[.C15])/[.C15]" office:value-type="percentage" office:value="0.504819944598338" calcext:value-type="percentage">
            <text:p>50.5%</text:p>
          </table:table-cell>
          <table:table-cell table:formula="of:=(2*[.E15]-[.C15])/[.C15]" office:value-type="percentage" office:value="0.666566265060241" calcext:value-type="percentage">
            <text:p>66.7%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FLOOR(3*[.A16]/4; 1; 0)" office:value-type="float" office:value="120" calcext:value-type="float">
            <text:p>120</text:p>
          </table:table-cell>
          <table:table-cell table:formula="of:=95*([.$C$3]-[.$B16])/([.$C$3]*100)" office:value-type="percentage" office:value="0.723359840954274" calcext:value-type="percentage">
            <text:p>72.3%</text:p>
          </table:table-cell>
          <table:table-cell table:formula="of:=MAX(0; 95*([.$D$3]-[.$B16])/([.$D$3]*100))" office:value-type="percentage" office:value="0.55" calcext:value-type="percentage">
            <text:p>55.0%</text:p>
          </table:table-cell>
          <table:table-cell table:formula="of:=MAX(0; 95*([.$E$3]-[.$B16])/([.$E$3]*100))" office:value-type="percentage" office:value="0.606626506024096" calcext:value-type="percentage">
            <text:p>60.7%</text:p>
          </table:table-cell>
          <table:table-cell table:formula="of:=(2*[.D16]-[.C16])/[.C16]" office:value-type="percentage" office:value="0.520681599560259" calcext:value-type="percentage">
            <text:p>52.1%</text:p>
          </table:table-cell>
          <table:table-cell table:formula="of:=(2*[.E16]-[.C16])/[.C16]" office:value-type="percentage" office:value="0.677246846393407" calcext:value-type="percentage">
            <text:p>67.7%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FLOOR(3*[.A17]/4; 1; 0)" office:value-type="float" office:value="116" calcext:value-type="float">
            <text:p>116</text:p>
          </table:table-cell>
          <table:table-cell table:formula="of:=95*([.$C$3]-[.$B17])/([.$C$3]*100)" office:value-type="percentage" office:value="0.730914512922465" calcext:value-type="percentage">
            <text:p>73.1%</text:p>
          </table:table-cell>
          <table:table-cell table:formula="of:=MAX(0; 95*([.$D$3]-[.$B17])/([.$D$3]*100))" office:value-type="percentage" office:value="0.563333333333333" calcext:value-type="percentage">
            <text:p>56.3%</text:p>
          </table:table-cell>
          <table:table-cell table:formula="of:=MAX(0; 95*([.$E$3]-[.$B17])/([.$E$3]*100))" office:value-type="percentage" office:value="0.618072289156626" calcext:value-type="percentage">
            <text:p>61.8%</text:p>
          </table:table-cell>
          <table:table-cell table:formula="of:=(2*[.D17]-[.C17])/[.C17]" office:value-type="percentage" office:value="0.541447935083186" calcext:value-type="percentage">
            <text:p>54.1%</text:p>
          </table:table-cell>
          <table:table-cell table:formula="of:=(2*[.E17]-[.C17])/[.C17]" office:value-type="percentage" office:value="0.691230036424769" calcext:value-type="percentage">
            <text:p>69.1%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FLOOR(3*[.A18]/4; 1; 0)" office:value-type="float" office:value="112" calcext:value-type="float">
            <text:p>112</text:p>
          </table:table-cell>
          <table:table-cell table:formula="of:=95*([.$C$3]-[.$B18])/([.$C$3]*100)" office:value-type="percentage" office:value="0.738469184890656" calcext:value-type="percentage">
            <text:p>73.8%</text:p>
          </table:table-cell>
          <table:table-cell table:formula="of:=MAX(0; 95*([.$D$3]-[.$B18])/([.$D$3]*100))" office:value-type="percentage" office:value="0.576666666666667" calcext:value-type="percentage">
            <text:p>57.7%</text:p>
          </table:table-cell>
          <table:table-cell table:formula="of:=MAX(0; 95*([.$E$3]-[.$B18])/([.$E$3]*100))" office:value-type="percentage" office:value="0.629518072289157" calcext:value-type="percentage">
            <text:p>63.0%</text:p>
          </table:table-cell>
          <table:table-cell table:formula="of:=(2*[.D18]-[.C18])/[.C18]" office:value-type="percentage" office:value="0.561789383945798" calcext:value-type="percentage">
            <text:p>56.2%</text:p>
          </table:table-cell>
          <table:table-cell table:formula="of:=(2*[.E18]-[.C18])/[.C18]" office:value-type="percentage" office:value="0.704927125381321" calcext:value-type="percentage">
            <text:p>70.5%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FLOOR(3*[.A19]/4; 1; 0)" office:value-type="float" office:value="108" calcext:value-type="float">
            <text:p>108</text:p>
          </table:table-cell>
          <table:table-cell table:formula="of:=95*([.$C$3]-[.$B19])/([.$C$3]*100)" office:value-type="percentage" office:value="0.746023856858847" calcext:value-type="percentage">
            <text:p>74.6%</text:p>
          </table:table-cell>
          <table:table-cell table:formula="of:=MAX(0; 95*([.$D$3]-[.$B19])/([.$D$3]*100))" office:value-type="percentage" office:value="0.59" calcext:value-type="percentage">
            <text:p>59.0%</text:p>
          </table:table-cell>
          <table:table-cell table:formula="of:=MAX(0; 95*([.$E$3]-[.$B19])/([.$E$3]*100))" office:value-type="percentage" office:value="0.640963855421687" calcext:value-type="percentage">
            <text:p>64.1%</text:p>
          </table:table-cell>
          <table:table-cell table:formula="of:=(2*[.D19]-[.C19])/[.C19]" office:value-type="percentage" office:value="0.581718854097269" calcext:value-type="percentage">
            <text:p>58.2%</text:p>
          </table:table-cell>
          <table:table-cell table:formula="of:=(2*[.E19]-[.C19])/[.C19]" office:value-type="percentage" office:value="0.718346804941284" calcext:value-type="percentage">
            <text:p>71.8%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FLOOR(3*[.A20]/4; 1; 0)" office:value-type="float" office:value="105" calcext:value-type="float">
            <text:p>105</text:p>
          </table:table-cell>
          <table:table-cell table:formula="of:=95*([.$C$3]-[.$B20])/([.$C$3]*100)" office:value-type="percentage" office:value="0.75168986083499" calcext:value-type="percentage">
            <text:p>75.2%</text:p>
          </table:table-cell>
          <table:table-cell table:formula="of:=MAX(0; 95*([.$D$3]-[.$B20])/([.$D$3]*100))" office:value-type="percentage" office:value="0.6" calcext:value-type="percentage">
            <text:p>60.0%</text:p>
          </table:table-cell>
          <table:table-cell table:formula="of:=MAX(0; 95*([.$E$3]-[.$B20])/([.$E$3]*100))" office:value-type="percentage" office:value="0.649548192771084" calcext:value-type="percentage">
            <text:p>65.0%</text:p>
          </table:table-cell>
          <table:table-cell table:formula="of:=(2*[.D20]-[.C20])/[.C20]" office:value-type="percentage" office:value="0.596403067971436" calcext:value-type="percentage">
            <text:p>59.6%</text:p>
          </table:table-cell>
          <table:table-cell table:formula="of:=(2*[.E20]-[.C20])/[.C20]" office:value-type="percentage" office:value="0.728234546225101" calcext:value-type="percentage">
            <text:p>72.8%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FLOOR(3*[.A21]/4; 1; 0)" office:value-type="float" office:value="101" calcext:value-type="float">
            <text:p>101</text:p>
          </table:table-cell>
          <table:table-cell table:formula="of:=95*([.$C$3]-[.$B21])/([.$C$3]*100)" office:value-type="percentage" office:value="0.759244532803181" calcext:value-type="percentage">
            <text:p>75.9%</text:p>
          </table:table-cell>
          <table:table-cell table:formula="of:=MAX(0; 95*([.$D$3]-[.$B21])/([.$D$3]*100))" office:value-type="percentage" office:value="0.613333333333333" calcext:value-type="percentage">
            <text:p>61.3%</text:p>
          </table:table-cell>
          <table:table-cell table:formula="of:=MAX(0; 95*([.$E$3]-[.$B21])/([.$E$3]*100))" office:value-type="percentage" office:value="0.660993975903614" calcext:value-type="percentage">
            <text:p>66.1%</text:p>
          </table:table-cell>
          <table:table-cell table:formula="of:=(2*[.D21]-[.C21])/[.C21]" office:value-type="percentage" office:value="0.615641092781705" calcext:value-type="percentage">
            <text:p>61.6%</text:p>
          </table:table-cell>
          <table:table-cell table:formula="of:=(2*[.E21]-[.C21])/[.C21]" office:value-type="percentage" office:value="0.741188635137565" calcext:value-type="percentage">
            <text:p>74.1%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FLOOR(3*[.A22]/4; 1; 0)" office:value-type="float" office:value="97" calcext:value-type="float">
            <text:p>97</text:p>
          </table:table-cell>
          <table:table-cell table:formula="of:=95*([.$C$3]-[.$B22])/([.$C$3]*100)" office:value-type="percentage" office:value="0.766799204771372" calcext:value-type="percentage">
            <text:p>76.7%</text:p>
          </table:table-cell>
          <table:table-cell table:formula="of:=MAX(0; 95*([.$D$3]-[.$B22])/([.$D$3]*100))" office:value-type="percentage" office:value="0.626666666666667" calcext:value-type="percentage">
            <text:p>62.7%</text:p>
          </table:table-cell>
          <table:table-cell table:formula="of:=MAX(0; 95*([.$E$3]-[.$B22])/([.$E$3]*100))" office:value-type="percentage" office:value="0.672439759036145" calcext:value-type="percentage">
            <text:p>67.2%</text:p>
          </table:table-cell>
          <table:table-cell table:formula="of:=(2*[.D22]-[.C22])/[.C22]" office:value-type="percentage" office:value="0.634500043211477" calcext:value-type="percentage">
            <text:p>63.5%</text:p>
          </table:table-cell>
          <table:table-cell table:formula="of:=(2*[.E22]-[.C22])/[.C22]" office:value-type="percentage" office:value="0.753887471066532" calcext:value-type="percentage">
            <text:p>75.4%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FLOOR(3*[.A23]/4; 1; 0)" office:value-type="float" office:value="93" calcext:value-type="float">
            <text:p>93</text:p>
          </table:table-cell>
          <table:table-cell table:formula="of:=95*([.$C$3]-[.$B23])/([.$C$3]*100)" office:value-type="percentage" office:value="0.774353876739563" calcext:value-type="percentage">
            <text:p>77.4%</text:p>
          </table:table-cell>
          <table:table-cell table:formula="of:=MAX(0; 95*([.$D$3]-[.$B23])/([.$D$3]*100))" office:value-type="percentage" office:value="0.64" calcext:value-type="percentage">
            <text:p>64.0%</text:p>
          </table:table-cell>
          <table:table-cell table:formula="of:=MAX(0; 95*([.$E$3]-[.$B23])/([.$E$3]*100))" office:value-type="percentage" office:value="0.683885542168675" calcext:value-type="percentage">
            <text:p>68.4%</text:p>
          </table:table-cell>
          <table:table-cell table:formula="of:=(2*[.D23]-[.C23])/[.C23]" office:value-type="percentage" office:value="0.652991014120668" calcext:value-type="percentage">
            <text:p>65.3%</text:p>
          </table:table-cell>
          <table:table-cell table:formula="of:=(2*[.E23]-[.C23])/[.C23]" office:value-type="percentage" office:value="0.766338524831032" calcext:value-type="percentage">
            <text:p>76.6%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FLOOR(3*[.A24]/4; 1; 0)" office:value-type="float" office:value="90" calcext:value-type="float">
            <text:p>90</text:p>
          </table:table-cell>
          <table:table-cell table:formula="of:=95*([.$C$3]-[.$B24])/([.$C$3]*100)" office:value-type="percentage" office:value="0.780019880715706" calcext:value-type="percentage">
            <text:p>78.0%</text:p>
          </table:table-cell>
          <table:table-cell table:formula="of:=MAX(0; 95*([.$D$3]-[.$B24])/([.$D$3]*100))" office:value-type="percentage" office:value="0.65" calcext:value-type="percentage">
            <text:p>65.0%</text:p>
          </table:table-cell>
          <table:table-cell table:formula="of:=MAX(0; 95*([.$E$3]-[.$B24])/([.$E$3]*100))" office:value-type="percentage" office:value="0.692469879518072" calcext:value-type="percentage">
            <text:p>69.2%</text:p>
          </table:table-cell>
          <table:table-cell table:formula="of:=(2*[.D24]-[.C24])/[.C24]" office:value-type="percentage" office:value="0.666624187587613" calcext:value-type="percentage">
            <text:p>66.7%</text:p>
          </table:table-cell>
          <table:table-cell table:formula="of:=(2*[.E24]-[.C24])/[.C24]" office:value-type="percentage" office:value="0.77551853904723" calcext:value-type="percentage">
            <text:p>77.6%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FLOOR(3*[.A25]/4; 1; 0)" office:value-type="float" office:value="86" calcext:value-type="float">
            <text:p>86</text:p>
          </table:table-cell>
          <table:table-cell table:formula="of:=95*([.$C$3]-[.$B25])/([.$C$3]*100)" office:value-type="percentage" office:value="0.787574552683897" calcext:value-type="percentage">
            <text:p>78.8%</text:p>
          </table:table-cell>
          <table:table-cell table:formula="of:=MAX(0; 95*([.$D$3]-[.$B25])/([.$D$3]*100))" office:value-type="percentage" office:value="0.663333333333333" calcext:value-type="percentage">
            <text:p>66.3%</text:p>
          </table:table-cell>
          <table:table-cell table:formula="of:=MAX(0; 95*([.$E$3]-[.$B25])/([.$E$3]*100))" office:value-type="percentage" office:value="0.703915662650602" calcext:value-type="percentage">
            <text:p>70.4%</text:p>
          </table:table-cell>
          <table:table-cell table:formula="of:=(2*[.D25]-[.C25])/[.C25]" office:value-type="percentage" office:value="0.684496613235727" calcext:value-type="percentage">
            <text:p>68.4%</text:p>
          </table:table-cell>
          <table:table-cell table:formula="of:=(2*[.E25]-[.C25])/[.C25]" office:value-type="percentage" office:value="0.787553090058074" calcext:value-type="percentage">
            <text:p>78.8%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FLOOR(3*[.A26]/4; 1; 0)" office:value-type="float" office:value="82" calcext:value-type="float">
            <text:p>82</text:p>
          </table:table-cell>
          <table:table-cell table:formula="of:=95*([.$C$3]-[.$B26])/([.$C$3]*100)" office:value-type="percentage" office:value="0.795129224652087" calcext:value-type="percentage">
            <text:p>79.5%</text:p>
          </table:table-cell>
          <table:table-cell table:formula="of:=MAX(0; 95*([.$D$3]-[.$B26])/([.$D$3]*100))" office:value-type="percentage" office:value="0.676666666666667" calcext:value-type="percentage">
            <text:p>67.7%</text:p>
          </table:table-cell>
          <table:table-cell table:formula="of:=MAX(0; 95*([.$E$3]-[.$B26])/([.$E$3]*100))" office:value-type="percentage" office:value="0.715361445783133" calcext:value-type="percentage">
            <text:p>71.5%</text:p>
          </table:table-cell>
          <table:table-cell table:formula="of:=(2*[.D26]-[.C26])/[.C26]" office:value-type="percentage" office:value="0.70202942034421" calcext:value-type="percentage">
            <text:p>70.2%</text:p>
          </table:table-cell>
          <table:table-cell table:formula="of:=(2*[.E26]-[.C26])/[.C26]" office:value-type="percentage" office:value="0.79935895601408" calcext:value-type="percentage">
            <text:p>79.9%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FLOOR(3*[.A27]/4; 1; 0)" office:value-type="float" office:value="78" calcext:value-type="float">
            <text:p>78</text:p>
          </table:table-cell>
          <table:table-cell table:formula="of:=95*([.$C$3]-[.$B27])/([.$C$3]*100)" office:value-type="percentage" office:value="0.802683896620278" calcext:value-type="percentage">
            <text:p>80.3%</text:p>
          </table:table-cell>
          <table:table-cell table:formula="of:=MAX(0; 95*([.$D$3]-[.$B27])/([.$D$3]*100))" office:value-type="percentage" office:value="0.69" calcext:value-type="percentage">
            <text:p>69.0%</text:p>
          </table:table-cell>
          <table:table-cell table:formula="of:=MAX(0; 95*([.$E$3]-[.$B27])/([.$E$3]*100))" office:value-type="percentage" office:value="0.726807228915663" calcext:value-type="percentage">
            <text:p>72.7%</text:p>
          </table:table-cell>
          <table:table-cell table:formula="of:=(2*[.D27]-[.C27])/[.C27]" office:value-type="percentage" office:value="0.719232198142415" calcext:value-type="percentage">
            <text:p>71.9%</text:p>
          </table:table-cell>
          <table:table-cell table:formula="of:=(2*[.E27]-[.C27])/[.C27]" office:value-type="percentage" office:value="0.810942593905032" calcext:value-type="percentage">
            <text:p>81.1%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3*[.A28]/4; 1; 0)" office:value-type="float" office:value="75" calcext:value-type="float">
            <text:p>75</text:p>
          </table:table-cell>
          <table:table-cell table:formula="of:=95*([.$C$3]-[.$B28])/([.$C$3]*100)" office:value-type="percentage" office:value="0.808349900596421" calcext:value-type="percentage">
            <text:p>80.8%</text:p>
          </table:table-cell>
          <table:table-cell table:formula="of:=MAX(0; 95*([.$D$3]-[.$B28])/([.$D$3]*100))" office:value-type="percentage" office:value="0.7" calcext:value-type="percentage">
            <text:p>70.0%</text:p>
          </table:table-cell>
          <table:table-cell table:formula="of:=MAX(0; 95*([.$E$3]-[.$B28])/([.$E$3]*100))" office:value-type="percentage" office:value="0.73539156626506" calcext:value-type="percentage">
            <text:p>73.5%</text:p>
          </table:table-cell>
          <table:table-cell table:formula="of:=(2*[.D28]-[.C28])/[.C28]" office:value-type="percentage" office:value="0.731923266109198" calcext:value-type="percentage">
            <text:p>73.2%</text:p>
          </table:table-cell>
          <table:table-cell table:formula="of:=(2*[.E28]-[.C28])/[.C28]" office:value-type="percentage" office:value="0.81948823330706" calcext:value-type="percentage">
            <text:p>81.9%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FLOOR(3*[.A29]/4; 1; 0)" office:value-type="float" office:value="71" calcext:value-type="float">
            <text:p>71</text:p>
          </table:table-cell>
          <table:table-cell table:formula="of:=95*([.$C$3]-[.$B29])/([.$C$3]*100)" office:value-type="percentage" office:value="0.815904572564612" calcext:value-type="percentage">
            <text:p>81.6%</text:p>
          </table:table-cell>
          <table:table-cell table:formula="of:=MAX(0; 95*([.$D$3]-[.$B29])/([.$D$3]*100))" office:value-type="percentage" office:value="0.713333333333333" calcext:value-type="percentage">
            <text:p>71.3%</text:p>
          </table:table-cell>
          <table:table-cell table:formula="of:=MAX(0; 95*([.$E$3]-[.$B29])/([.$E$3]*100))" office:value-type="percentage" office:value="0.74683734939759" calcext:value-type="percentage">
            <text:p>74.7%</text:p>
          </table:table-cell>
          <table:table-cell table:formula="of:=(2*[.D29]-[.C29])/[.C29]" office:value-type="percentage" office:value="0.748570500324886" calcext:value-type="percentage">
            <text:p>74.9%</text:p>
          </table:table-cell>
          <table:table-cell table:formula="of:=(2*[.E29]-[.C29])/[.C29]" office:value-type="percentage" office:value="0.830697791164659" calcext:value-type="percentage">
            <text:p>83.1%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3*[.A30]/4; 1; 0)" office:value-type="float" office:value="67" calcext:value-type="float">
            <text:p>67</text:p>
          </table:table-cell>
          <table:table-cell table:formula="of:=95*([.$C$3]-[.$B30])/([.$C$3]*100)" office:value-type="percentage" office:value="0.823459244532803" calcext:value-type="percentage">
            <text:p>82.3%</text:p>
          </table:table-cell>
          <table:table-cell table:formula="of:=MAX(0; 95*([.$D$3]-[.$B30])/([.$D$3]*100))" office:value-type="percentage" office:value="0.726666666666667" calcext:value-type="percentage">
            <text:p>72.7%</text:p>
          </table:table-cell>
          <table:table-cell table:formula="of:=MAX(0; 95*([.$E$3]-[.$B30])/([.$E$3]*100))" office:value-type="percentage" office:value="0.75828313253012" calcext:value-type="percentage">
            <text:p>75.8%</text:p>
          </table:table-cell>
          <table:table-cell table:formula="of:=(2*[.D30]-[.C30])/[.C30]" office:value-type="percentage" office:value="0.764912280701754" calcext:value-type="percentage">
            <text:p>76.5%</text:p>
          </table:table-cell>
          <table:table-cell table:formula="of:=(2*[.E30]-[.C30])/[.C30]" office:value-type="percentage" office:value="0.841701669061567" calcext:value-type="percentage">
            <text:p>84.2%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FLOOR(3*[.A31]/4; 1; 0)" office:value-type="float" office:value="63" calcext:value-type="float">
            <text:p>63</text:p>
          </table:table-cell>
          <table:table-cell table:formula="of:=95*([.$C$3]-[.$B31])/([.$C$3]*100)" office:value-type="percentage" office:value="0.831013916500994" calcext:value-type="percentage">
            <text:p>83.1%</text:p>
          </table:table-cell>
          <table:table-cell table:formula="of:=MAX(0; 95*([.$D$3]-[.$B31])/([.$D$3]*100))" office:value-type="percentage" office:value="0.74" calcext:value-type="percentage">
            <text:p>74.0%</text:p>
          </table:table-cell>
          <table:table-cell table:formula="of:=MAX(0; 95*([.$E$3]-[.$B31])/([.$E$3]*100))" office:value-type="percentage" office:value="0.769728915662651" calcext:value-type="percentage">
            <text:p>77.0%</text:p>
          </table:table-cell>
          <table:table-cell table:formula="of:=(2*[.D31]-[.C31])/[.C31]" office:value-type="percentage" office:value="0.780956937799043" calcext:value-type="percentage">
            <text:p>78.1%</text:p>
          </table:table-cell>
          <table:table-cell table:formula="of:=(2*[.E31]-[.C31])/[.C31]" office:value-type="percentage" office:value="0.85250547645126" calcext:value-type="percentage">
            <text:p>85.3%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3*[.A32]/4; 1; 0)" office:value-type="float" office:value="60" calcext:value-type="float">
            <text:p>60</text:p>
          </table:table-cell>
          <table:table-cell table:formula="of:=95*([.$C$3]-[.$B32])/([.$C$3]*100)" office:value-type="percentage" office:value="0.836679920477137" calcext:value-type="percentage">
            <text:p>83.7%</text:p>
          </table:table-cell>
          <table:table-cell table:formula="of:=MAX(0; 95*([.$D$3]-[.$B32])/([.$D$3]*100))" office:value-type="percentage" office:value="0.75" calcext:value-type="percentage">
            <text:p>75.0%</text:p>
          </table:table-cell>
          <table:table-cell table:formula="of:=MAX(0; 95*([.$E$3]-[.$B32])/([.$E$3]*100))" office:value-type="percentage" office:value="0.778313253012048" calcext:value-type="percentage">
            <text:p>77.8%</text:p>
          </table:table-cell>
          <table:table-cell table:formula="of:=(2*[.D32]-[.C32])/[.C32]" office:value-type="percentage" office:value="0.792800285137222" calcext:value-type="percentage">
            <text:p>79.3%</text:p>
          </table:table-cell>
          <table:table-cell table:formula="of:=(2*[.E32]-[.C32])/[.C32]" office:value-type="percentage" office:value="0.860480295901439" calcext:value-type="percentage">
            <text:p>86.0%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FLOOR(3*[.A33]/4; 1; 0)" office:value-type="float" office:value="56" calcext:value-type="float">
            <text:p>56</text:p>
          </table:table-cell>
          <table:table-cell table:formula="of:=95*([.$C$3]-[.$B33])/([.$C$3]*100)" office:value-type="percentage" office:value="0.844234592445328" calcext:value-type="percentage">
            <text:p>84.4%</text:p>
          </table:table-cell>
          <table:table-cell table:formula="of:=MAX(0; 95*([.$D$3]-[.$B33])/([.$D$3]*100))" office:value-type="percentage" office:value="0.763333333333333" calcext:value-type="percentage">
            <text:p>76.3%</text:p>
          </table:table-cell>
          <table:table-cell table:formula="of:=MAX(0; 95*([.$E$3]-[.$B33])/([.$E$3]*100))" office:value-type="percentage" office:value="0.789759036144578" calcext:value-type="percentage">
            <text:p>79.0%</text:p>
          </table:table-cell>
          <table:table-cell table:formula="of:=(2*[.D33]-[.C33])/[.C33]" office:value-type="percentage" office:value="0.808344126535578" calcext:value-type="percentage">
            <text:p>80.8%</text:p>
          </table:table-cell>
          <table:table-cell table:formula="of:=(2*[.E33]-[.C33])/[.C33]" office:value-type="percentage" office:value="0.870946874747311" calcext:value-type="percentage">
            <text:p>87.1%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3*[.A34]/4; 1; 0)" office:value-type="float" office:value="52" calcext:value-type="float">
            <text:p>52</text:p>
          </table:table-cell>
          <table:table-cell table:formula="of:=95*([.$C$3]-[.$B34])/([.$C$3]*100)" office:value-type="percentage" office:value="0.851789264413519" calcext:value-type="percentage">
            <text:p>85.2%</text:p>
          </table:table-cell>
          <table:table-cell table:formula="of:=MAX(0; 95*([.$D$3]-[.$B34])/([.$D$3]*100))" office:value-type="percentage" office:value="0.776666666666667" calcext:value-type="percentage">
            <text:p>77.7%</text:p>
          </table:table-cell>
          <table:table-cell table:formula="of:=MAX(0; 95*([.$E$3]-[.$B34])/([.$E$3]*100))" office:value-type="percentage" office:value="0.801204819277108" calcext:value-type="percentage">
            <text:p>80.1%</text:p>
          </table:table-cell>
          <table:table-cell table:formula="of:=(2*[.D34]-[.C34])/[.C34]" office:value-type="percentage" office:value="0.823612245691835" calcext:value-type="percentage">
            <text:p>82.4%</text:p>
          </table:table-cell>
          <table:table-cell table:formula="of:=(2*[.E34]-[.C34])/[.C34]" office:value-type="percentage" office:value="0.881227793658002" calcext:value-type="percentage">
            <text:p>88.1%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FLOOR(3*[.A35]/4; 1; 0)" office:value-type="float" office:value="48" calcext:value-type="float">
            <text:p>48</text:p>
          </table:table-cell>
          <table:table-cell table:formula="of:=95*([.$C$3]-[.$B35])/([.$C$3]*100)" office:value-type="percentage" office:value="0.85934393638171" calcext:value-type="percentage">
            <text:p>85.9%</text:p>
          </table:table-cell>
          <table:table-cell table:formula="of:=MAX(0; 95*([.$D$3]-[.$B35])/([.$D$3]*100))" office:value-type="percentage" office:value="0.79" calcext:value-type="percentage">
            <text:p>79.0%</text:p>
          </table:table-cell>
          <table:table-cell table:formula="of:=MAX(0; 95*([.$E$3]-[.$B35])/([.$E$3]*100))" office:value-type="percentage" office:value="0.812650602409639" calcext:value-type="percentage">
            <text:p>81.3%</text:p>
          </table:table-cell>
          <table:table-cell table:formula="of:=(2*[.D35]-[.C35])/[.C35]" office:value-type="percentage" office:value="0.838611914401388" calcext:value-type="percentage">
            <text:p>83.9%</text:p>
          </table:table-cell>
          <table:table-cell table:formula="of:=(2*[.E35]-[.C35])/[.C35]" office:value-type="percentage" office:value="0.891327949159275" calcext:value-type="percentage">
            <text:p>89.1%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3*[.A36]/4; 1; 0)" office:value-type="float" office:value="45" calcext:value-type="float">
            <text:p>45</text:p>
          </table:table-cell>
          <table:table-cell table:formula="of:=95*([.$C$3]-[.$B36])/([.$C$3]*100)" office:value-type="percentage" office:value="0.865009940357853" calcext:value-type="percentage">
            <text:p>86.5%</text:p>
          </table:table-cell>
          <table:table-cell table:formula="of:=MAX(0; 95*([.$D$3]-[.$B36])/([.$D$3]*100))" office:value-type="percentage" office:value="0.8" calcext:value-type="percentage">
            <text:p>80.0%</text:p>
          </table:table-cell>
          <table:table-cell table:formula="of:=MAX(0; 95*([.$E$3]-[.$B36])/([.$E$3]*100))" office:value-type="percentage" office:value="0.821234939759036" calcext:value-type="percentage">
            <text:p>82.1%</text:p>
          </table:table-cell>
          <table:table-cell table:formula="of:=(2*[.D36]-[.C36])/[.C36]" office:value-type="percentage" office:value="0.849689726499655" calcext:value-type="percentage">
            <text:p>85.0%</text:p>
          </table:table-cell>
          <table:table-cell table:formula="of:=(2*[.E36]-[.C36])/[.C36]" office:value-type="percentage" office:value="0.898787288893566" calcext:value-type="percentage">
            <text:p>89.9%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FLOOR(3*[.A37]/4; 1; 0)" office:value-type="float" office:value="41" calcext:value-type="float">
            <text:p>41</text:p>
          </table:table-cell>
          <table:table-cell table:formula="of:=95*([.$C$3]-[.$B37])/([.$C$3]*100)" office:value-type="percentage" office:value="0.872564612326044" calcext:value-type="percentage">
            <text:p>87.3%</text:p>
          </table:table-cell>
          <table:table-cell table:formula="of:=MAX(0; 95*([.$D$3]-[.$B37])/([.$D$3]*100))" office:value-type="percentage" office:value="0.813333333333333" calcext:value-type="percentage">
            <text:p>81.3%</text:p>
          </table:table-cell>
          <table:table-cell table:formula="of:=MAX(0; 95*([.$E$3]-[.$B37])/([.$E$3]*100))" office:value-type="percentage" office:value="0.832680722891566" calcext:value-type="percentage">
            <text:p>83.3%</text:p>
          </table:table-cell>
          <table:table-cell table:formula="of:=(2*[.D37]-[.C37])/[.C37]" office:value-type="percentage" office:value="0.864236348446875" calcext:value-type="percentage">
            <text:p>86.4%</text:p>
          </table:table-cell>
          <table:table-cell table:formula="of:=(2*[.E37]-[.C37])/[.C37]" office:value-type="percentage" office:value="0.908582381473948" calcext:value-type="percentage">
            <text:p>90.9%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3*[.A38]/4; 1; 0)" office:value-type="float" office:value="37" calcext:value-type="float">
            <text:p>37</text:p>
          </table:table-cell>
          <table:table-cell table:formula="of:=95*([.$C$3]-[.$B38])/([.$C$3]*100)" office:value-type="percentage" office:value="0.880119284294235" calcext:value-type="percentage">
            <text:p>88.0%</text:p>
          </table:table-cell>
          <table:table-cell table:formula="of:=MAX(0; 95*([.$D$3]-[.$B38])/([.$D$3]*100))" office:value-type="percentage" office:value="0.826666666666667" calcext:value-type="percentage">
            <text:p>82.7%</text:p>
          </table:table-cell>
          <table:table-cell table:formula="of:=MAX(0; 95*([.$E$3]-[.$B38])/([.$E$3]*100))" office:value-type="percentage" office:value="0.844126506024096" calcext:value-type="percentage">
            <text:p>84.4%</text:p>
          </table:table-cell>
          <table:table-cell table:formula="of:=(2*[.D38]-[.C38])/[.C38]" office:value-type="percentage" office:value="0.878533242978691" calcext:value-type="percentage">
            <text:p>87.9%</text:p>
          </table:table-cell>
          <table:table-cell table:formula="of:=(2*[.E38]-[.C38])/[.C38]" office:value-type="percentage" office:value="0.918209317958529" calcext:value-type="percentage">
            <text:p>91.8%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3*[.A39]/4; 1; 0)" office:value-type="float" office:value="33" calcext:value-type="float">
            <text:p>33</text:p>
          </table:table-cell>
          <table:table-cell table:formula="of:=95*([.$C$3]-[.$B39])/([.$C$3]*100)" office:value-type="percentage" office:value="0.887673956262425" calcext:value-type="percentage">
            <text:p>88.8%</text:p>
          </table:table-cell>
          <table:table-cell table:formula="of:=MAX(0; 95*([.$D$3]-[.$B39])/([.$D$3]*100))" office:value-type="percentage" office:value="0.84" calcext:value-type="percentage">
            <text:p>84.0%</text:p>
          </table:table-cell>
          <table:table-cell table:formula="of:=MAX(0; 95*([.$E$3]-[.$B39])/([.$E$3]*100))" office:value-type="percentage" office:value="0.855572289156627" calcext:value-type="percentage">
            <text:p>85.6%</text:p>
          </table:table-cell>
          <table:table-cell table:formula="of:=(2*[.D39]-[.C39])/[.C39]" office:value-type="percentage" office:value="0.892586786114222" calcext:value-type="percentage">
            <text:p>89.3%</text:p>
          </table:table-cell>
          <table:table-cell table:formula="of:=(2*[.E39]-[.C39])/[.C39]" office:value-type="percentage" office:value="0.927672391694438" calcext:value-type="percentage">
            <text:p>92.8%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3*[.A40]/4; 1; 0)" office:value-type="float" office:value="30" calcext:value-type="float">
            <text:p>30</text:p>
          </table:table-cell>
          <table:table-cell table:formula="of:=95*([.$C$3]-[.$B40])/([.$C$3]*100)" office:value-type="percentage" office:value="0.893339960238568" calcext:value-type="percentage">
            <text:p>89.3%</text:p>
          </table:table-cell>
          <table:table-cell table:formula="of:=MAX(0; 95*([.$D$3]-[.$B40])/([.$D$3]*100))" office:value-type="percentage" office:value="0.85" calcext:value-type="percentage">
            <text:p>85.0%</text:p>
          </table:table-cell>
          <table:table-cell table:formula="of:=MAX(0; 95*([.$E$3]-[.$B40])/([.$E$3]*100))" office:value-type="percentage" office:value="0.864156626506024" calcext:value-type="percentage">
            <text:p>86.4%</text:p>
          </table:table-cell>
          <table:table-cell table:formula="of:=(2*[.D40]-[.C40])/[.C40]" office:value-type="percentage" office:value="0.902970958050517" calcext:value-type="percentage">
            <text:p>90.3%</text:p>
          </table:table-cell>
          <table:table-cell table:formula="of:=(2*[.E40]-[.C40])/[.C40]" office:value-type="percentage" office:value="0.934664662879849" calcext:value-type="percentage">
            <text:p>93.5%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3*[.A41]/4; 1; 0)" office:value-type="float" office:value="26" calcext:value-type="float">
            <text:p>26</text:p>
          </table:table-cell>
          <table:table-cell table:formula="of:=95*([.$C$3]-[.$B41])/([.$C$3]*100)" office:value-type="percentage" office:value="0.900894632206759" calcext:value-type="percentage">
            <text:p>90.1%</text:p>
          </table:table-cell>
          <table:table-cell table:formula="of:=MAX(0; 95*([.$D$3]-[.$B41])/([.$D$3]*100))" office:value-type="percentage" office:value="0.863333333333333" calcext:value-type="percentage">
            <text:p>86.3%</text:p>
          </table:table-cell>
          <table:table-cell table:formula="of:=MAX(0; 95*([.$E$3]-[.$B41])/([.$E$3]*100))" office:value-type="percentage" office:value="0.875602409638554" calcext:value-type="percentage">
            <text:p>87.6%</text:p>
          </table:table-cell>
          <table:table-cell table:formula="of:=(2*[.D41]-[.C41])/[.C41]" office:value-type="percentage" office:value="0.916613336275699" calcext:value-type="percentage">
            <text:p>91.7%</text:p>
          </table:table-cell>
          <table:table-cell table:formula="of:=(2*[.E41]-[.C41])/[.C41]" office:value-type="percentage" office:value="0.943850875198909" calcext:value-type="percentage">
            <text:p>94.4%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3*[.A42]/4; 1; 0)" office:value-type="float" office:value="22" calcext:value-type="float">
            <text:p>22</text:p>
          </table:table-cell>
          <table:table-cell table:formula="of:=95*([.$C$3]-[.$B42])/([.$C$3]*100)" office:value-type="percentage" office:value="0.90844930417495" calcext:value-type="percentage">
            <text:p>90.8%</text:p>
          </table:table-cell>
          <table:table-cell table:formula="of:=MAX(0; 95*([.$D$3]-[.$B42])/([.$D$3]*100))" office:value-type="percentage" office:value="0.876666666666667" calcext:value-type="percentage">
            <text:p>87.7%</text:p>
          </table:table-cell>
          <table:table-cell table:formula="of:=MAX(0; 95*([.$E$3]-[.$B42])/([.$E$3]*100))" office:value-type="percentage" office:value="0.887048192771084" calcext:value-type="percentage">
            <text:p>88.7%</text:p>
          </table:table-cell>
          <table:table-cell table:formula="of:=(2*[.D42]-[.C42])/[.C42]" office:value-type="percentage" office:value="0.930028814239341" calcext:value-type="percentage">
            <text:p>93.0%</text:p>
          </table:table-cell>
          <table:table-cell table:formula="of:=(2*[.E42]-[.C42])/[.C42]" office:value-type="percentage" office:value="0.952884302281893" calcext:value-type="percentage">
            <text:p>95.3%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3*[.A43]/4; 1; 0)" office:value-type="float" office:value="18" calcext:value-type="float">
            <text:p>18</text:p>
          </table:table-cell>
          <table:table-cell table:formula="of:=95*([.$C$3]-[.$B43])/([.$C$3]*100)" office:value-type="percentage" office:value="0.916003976143141" calcext:value-type="percentage">
            <text:p>91.6%</text:p>
          </table:table-cell>
          <table:table-cell table:formula="of:=MAX(0; 95*([.$D$3]-[.$B43])/([.$D$3]*100))" office:value-type="percentage" office:value="0.89" calcext:value-type="percentage">
            <text:p>89.0%</text:p>
          </table:table-cell>
          <table:table-cell table:formula="of:=MAX(0; 95*([.$E$3]-[.$B43])/([.$E$3]*100))" office:value-type="percentage" office:value="0.898493975903615" calcext:value-type="percentage">
            <text:p>89.8%</text:p>
          </table:table-cell>
          <table:table-cell table:formula="of:=(2*[.D43]-[.C43])/[.C43]" office:value-type="percentage" office:value="0.94322300596853" calcext:value-type="percentage">
            <text:p>94.3%</text:p>
          </table:table-cell>
          <table:table-cell table:formula="of:=(2*[.E43]-[.C43])/[.C43]" office:value-type="percentage" office:value="0.961768724382064" calcext:value-type="percentage">
            <text:p>96.2%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3*[.A44]/4; 1; 0)" office:value-type="float" office:value="15" calcext:value-type="float">
            <text:p>15</text:p>
          </table:table-cell>
          <table:table-cell table:formula="of:=95*([.$C$3]-[.$B44])/([.$C$3]*100)" office:value-type="percentage" office:value="0.921669980119284" calcext:value-type="percentage">
            <text:p>92.2%</text:p>
          </table:table-cell>
          <table:table-cell table:formula="of:=MAX(0; 95*([.$D$3]-[.$B44])/([.$D$3]*100))" office:value-type="percentage" office:value="0.9" calcext:value-type="percentage">
            <text:p>90.0%</text:p>
          </table:table-cell>
          <table:table-cell table:formula="of:=MAX(0; 95*([.$E$3]-[.$B44])/([.$E$3]*100))" office:value-type="percentage" office:value="0.907078313253012" calcext:value-type="percentage">
            <text:p>90.7%</text:p>
          </table:table-cell>
          <table:table-cell table:formula="of:=(2*[.D44]-[.C44])/[.C44]" office:value-type="percentage" office:value="0.95297670405522" calcext:value-type="percentage">
            <text:p>95.3%</text:p>
          </table:table-cell>
          <table:table-cell table:formula="of:=(2*[.E44]-[.C44])/[.C44]" office:value-type="percentage" office:value="0.968336460596484" calcext:value-type="percentage">
            <text:p>96.8%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3*[.A45]/4; 1; 0)" office:value-type="float" office:value="11" calcext:value-type="float">
            <text:p>11</text:p>
          </table:table-cell>
          <table:table-cell table:formula="of:=95*([.$C$3]-[.$B45])/([.$C$3]*100)" office:value-type="percentage" office:value="0.929224652087475" calcext:value-type="percentage">
            <text:p>92.9%</text:p>
          </table:table-cell>
          <table:table-cell table:formula="of:=MAX(0; 95*([.$D$3]-[.$B45])/([.$D$3]*100))" office:value-type="percentage" office:value="0.913333333333333" calcext:value-type="percentage">
            <text:p>91.3%</text:p>
          </table:table-cell>
          <table:table-cell table:formula="of:=MAX(0; 95*([.$E$3]-[.$B45])/([.$E$3]*100))" office:value-type="percentage" office:value="0.918524096385542" calcext:value-type="percentage">
            <text:p>91.9%</text:p>
          </table:table-cell>
          <table:table-cell table:formula="of:=(2*[.D45]-[.C45])/[.C45]" office:value-type="percentage" office:value="0.965796605334474" calcext:value-type="percentage">
            <text:p>96.6%</text:p>
          </table:table-cell>
          <table:table-cell table:formula="of:=(2*[.E45]-[.C45])/[.C45]" office:value-type="percentage" office:value="0.976968851013811" calcext:value-type="percentage">
            <text:p>97.7%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3*[.A46]/4; 1; 0)" office:value-type="float" office:value="7" calcext:value-type="float">
            <text:p>7</text:p>
          </table:table-cell>
          <table:table-cell table:formula="of:=95*([.$C$3]-[.$B46])/([.$C$3]*100)" office:value-type="percentage" office:value="0.936779324055666" calcext:value-type="percentage">
            <text:p>93.7%</text:p>
          </table:table-cell>
          <table:table-cell table:formula="of:=MAX(0; 95*([.$D$3]-[.$B46])/([.$D$3]*100))" office:value-type="percentage" office:value="0.926666666666667" calcext:value-type="percentage">
            <text:p>92.7%</text:p>
          </table:table-cell>
          <table:table-cell table:formula="of:=MAX(0; 95*([.$E$3]-[.$B46])/([.$E$3]*100))" office:value-type="percentage" office:value="0.929969879518072" calcext:value-type="percentage">
            <text:p>93.0%</text:p>
          </table:table-cell>
          <table:table-cell table:formula="of:=(2*[.D46]-[.C46])/[.C46]" office:value-type="percentage" office:value="0.97840973401245" calcext:value-type="percentage">
            <text:p>97.8%</text:p>
          </table:table-cell>
          <table:table-cell table:formula="of:=(2*[.E46]-[.C46])/[.C46]" office:value-type="percentage" office:value="0.985462009327633" calcext:value-type="percentage">
            <text:p>98.5%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3*[.A47]/4; 1; 0)" office:value-type="float" office:value="3" calcext:value-type="float">
            <text:p>3</text:p>
          </table:table-cell>
          <table:table-cell table:formula="of:=95*([.$C$3]-[.$B47])/([.$C$3]*100)" office:value-type="percentage" office:value="0.944333996023857" calcext:value-type="percentage">
            <text:p>94.4%</text:p>
          </table:table-cell>
          <table:table-cell table:formula="of:=MAX(0; 95*([.$D$3]-[.$B47])/([.$D$3]*100))" office:value-type="percentage" office:value="0.94" calcext:value-type="percentage">
            <text:p>94.0%</text:p>
          </table:table-cell>
          <table:table-cell table:formula="of:=MAX(0; 95*([.$E$3]-[.$B47])/([.$E$3]*100))" office:value-type="percentage" office:value="0.941415662650602" calcext:value-type="percentage">
            <text:p>94.1%</text:p>
          </table:table-cell>
          <table:table-cell table:formula="of:=(2*[.D47]-[.C47])/[.C47]" office:value-type="percentage" office:value="0.990821052631579" calcext:value-type="percentage">
            <text:p>99.1%</text:p>
          </table:table-cell>
          <table:table-cell table:formula="of:=(2*[.E47]-[.C47])/[.C47]" office:value-type="percentage" office:value="0.993819277108434" calcext:value-type="percentage">
            <text:p>99.4%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FLOOR(3*[.A48]/4; 1; 0)" office:value-type="float" office:value="0" calcext:value-type="float">
            <text:p>0</text:p>
          </table:table-cell>
          <table:table-cell table:formula="of:=95*([.$C$3]-[.$B48])/([.$C$3]*100)" office:value-type="percentage" office:value="0.95" calcext:value-type="percentage">
            <text:p>95.0%</text:p>
          </table:table-cell>
          <table:table-cell table:formula="of:=MAX(0; 95*([.$D$3]-[.$B48])/([.$D$3]*100))" office:value-type="percentage" office:value="0.95" calcext:value-type="percentage">
            <text:p>95.0%</text:p>
          </table:table-cell>
          <table:table-cell table:formula="of:=MAX(0; 95*([.$E$3]-[.$B48])/([.$E$3]*100))" office:value-type="percentage" office:value="0.95" calcext:value-type="percentage">
            <text:p>95.0%</text:p>
          </table:table-cell>
          <table:table-cell table:formula="of:=(2*[.D48]-[.C48])/[.C48]" office:value-type="percentage" office:value="1" calcext:value-type="percentage">
            <text:p>100.0%</text:p>
          </table:table-cell>
          <table:table-cell table:formula="of:=(2*[.E48]-[.C48])/[.C48]" office:value-type="percentage" office:value="1" calcext:value-type="percentage">
            <text:p>100.0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 style:data-style-name="N2" text:time-value="11:34:28.6613459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1T08:09:09.531851368</meta:creation-date>
    <dc:date>2015-12-01T12:10:53.103143126</dc:date>
    <meta:editing-duration>PT1H38M45S</meta:editing-duration>
    <meta:editing-cycles>30</meta:editing-cycles>
    <meta:generator>LibreOffice/4.2.8.2$Linux_X86_64 LibreOffice_project/420m0$Build-2</meta:generator>
    <meta:document-statistic meta:table-count="1" meta:cell-count="328" meta:object-count="0"/>
  </office:meta>
</office:document-meta>
</file>